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  <style:style style:name="T38" style:family="text">
      <style:text-properties officeooo:rsid="0021131e"/>
    </style:style>
    <style:style style:name="T39" style:family="text">
      <style:text-properties officeooo:rsid="00211e5c"/>
    </style:style>
    <style:style style:name="T40" style:family="text">
      <style:text-properties officeooo:rsid="0026086c"/>
    </style:style>
    <style:style style:name="T41" style:family="text">
      <style:text-properties officeooo:rsid="002da674"/>
    </style:style>
    <style:style style:name="T42" style:family="text">
      <style:text-properties officeooo:rsid="003125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3852466746841263819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61833580650037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61835029670794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61835243115538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61834383226623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61835132102615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61834997586558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61835486148690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61835095950533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61834987741379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61834465879193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61834528770084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3626148898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61835056639723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61835005194846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61834067131950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61834926365429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61834801950628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61834270668420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61833527357269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61833650508222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61834605000968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61833774799155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61835484450898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61833474246044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61835056198685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61835282290989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61834183241549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61834947775681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61835453275285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61833892067547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61834234068230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61833552306039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61833439545340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61833994262832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61834598752353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5234610549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61833507062192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61834600036163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61834845197040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61835156252477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61833579199232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61833886798238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61835441814402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61835294955052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61833403882830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61834020563063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61834732592712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4863767615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, <text:span text:style-name="T42">резюме</text:span></text:p>
          </table:table-cell>
        </table:table-row>
        <table:table-row table:style-name="Таблица1.1">
          <table:table-cell table:style-name="Таблица1.A1" office:value-type="string">
            <text:list xml:id="list161834948730221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61834917041388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61835170747710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61834061883439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61835346964270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61835162458657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61834190303508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61834909605702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61834950532469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5026490663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61834362345996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61834908332298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61833423247583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61835248215133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61835111964108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61833513068535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61833744917506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61834212874861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61835397034671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3900482608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61835460831645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61834741976562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61833555724199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61833538546208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61835274482712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61833495255336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61835478168061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61835321408440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61834158024239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4704924068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61834678414132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61833599203645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61834113823357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61834340595921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61834299368443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61833951020500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61833992263182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61835126288170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61835496696273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3431232679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61834640563782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61834345583871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61834972581858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61834695152735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61834077007399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61834567212175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61834837680624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61834450441873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61835407774942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4713814404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61834976707518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61835346191122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61833932672508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61835156093501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61835507640394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61833681582930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61835272064356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61835458383012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61833474970485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3901401639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61834634252343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61834771305964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61834118001987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61835364542646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61833580130021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61835032547149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61833783047812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61834186752714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61834624581064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3744179916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61834228852519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61833727430708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61834698941070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61833662330408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61835030050839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61835382596011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61834835242115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61834325292747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61834290103207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61834699443541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61833494854594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61833721559205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61834499747519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61834028509529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61835477763813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61834458987726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, <text:span text:style-name="T38">перемещение, от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<text:bookmark-start text:name="__DdeLink__51907_2066085357"/>suitcase<text:bookmark-end text:name="__DdeLink__51907_2066085357"/>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bookmark-start text:name="__DdeLink__47685_1037153747"/><text:span text:style-name="T33">edit</text:span><text:bookmark-end text:name="__DdeLink__47685_1037153747"/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, <text:span text:style-name="T39">множитель, коэффициент</text:span>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<text:bookmark-start text:name="__DdeLink__45288_1084600587"/>load<text:bookmark-end text:name="__DdeLink__45288_1084600587"/>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<text:bookmark-start text:name="__DdeLink__51088_1711861811"/>produce<text:bookmark-end text:name="__DdeLink__51088_1711861811"/>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<text:bookmark-start text:name="__DdeLink__52745_1711861811"/>except<text:bookmark-end text:name="__DdeLink__52745_1711861811"/>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<text:bookmark-start text:name="__DdeLink__52758_1711861811"/>latter<text:bookmark-end text:name="__DdeLink__52758_1711861811"/>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<text:bookmark-start text:name="__DdeLink__52769_1711861811"/>station<text:bookmark-end text:name="__DdeLink__52769_1711861811"/>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<text:bookmark-start text:name="__DdeLink__52787_1711861811"/>assert<text:bookmark-end text:name="__DdeLink__52787_1711861811"/>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, <text:span text:style-name="T40">в целом</text:span>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<text:bookmark-start text:name="__DdeLink__52793_1711861811"/>palace<text:bookmark-end text:name="__DdeLink__52793_1711861811"/>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<text:bookmark-start text:name="__DdeLink__52556_1216214083"/>stuff<text:bookmark-end text:name="__DdeLink__52556_1216214083"/>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<text:span text:style-name="T41">л</text:span>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6-01-20T16:18:33.225824176</dc:date>
    <meta:editing-cycles>766</meta:editing-cycles>
    <meta:editing-duration>P1DT23H17M42S</meta:editing-duration>
    <meta:generator>LibreOffice/4.2.8.2$Linux_X86_64 LibreOffice_project/420$Build-2</meta:generator>
    <meta:document-statistic meta:table-count="1" meta:image-count="0" meta:object-count="0" meta:page-count="270" meta:paragraph-count="7976" meta:word-count="13217" meta:character-count="110912" meta:non-whitespace-character-count="105498"/>
    <meta:template xlink:type="simple" xlink:actuate="onRequest" xlink:title="Normal" xlink:href=""/>
  </office:meta>
</office:document-meta>
</file>